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3.1146in"/>
    </style:style>
    <style:style style:name="co4" style:family="table-column">
      <style:table-column-properties fo:break-before="auto" style:column-width="2.9709in"/>
    </style:style>
    <style:style style:name="co5" style:family="table-column">
      <style:table-column-properties fo:break-before="auto" style:column-width="5.7008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Lesson_20_Spoiler_20_Guid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58" table:default-cell-style-name="ce14"/>
        <table:table-column table:style-name="co7" table:number-columns-repeated="960" table:default-cell-style-name="ce14"/>
        <table:table-column table:style-name="co7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Bracket for semi-dynamic dialog</text:p>
          </table:table-cell>
          <table:table-cell table:style-name="ce1" office:value-type="string" calcext:value-type="string">
            <text:p>Location and Time</text:p>
          </table:table-cell>
          <table:table-cell table:style-name="ce1" office:value-type="string" calcext:value-type="string">
            <text:p>People to talk to after lesson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2" office:value-type="string" calcext:value-type="string">
            <text:p>Kickstart the lessons!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/A: Starting the lessons</text:p>
          </table:table-cell>
          <table:table-cell table:style-name="ce2" office:value-type="string" calcext:value-type="string">
            <text:p>After reaching 6 hearts with Penny, visit Town between 9:00am-6:00pm on a sunny or windy day</text:p>
          </table:table-cell>
          <table:table-cell table:style-name="ce2" office:value-type="string" calcext:value-type="string">
            <text:p>Jodi, Kent, Sam, Marnie, and Shane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Stories</text:p>
          </table:table-cell>
          <table:table-cell table:style-name="ce2" office:value-type="string" calcext:value-type="string">
            <text:p>Elliott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Elliott, Haley, Leah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Haley and Leah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Haley, Leah, Elliott, Emily, Alex, Jas, Vincent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Basic Economic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Pierre's shop between 9:00am-5:00pm</text:p>
          </table:table-cell>
          <table:table-cell table:style-name="ce2" office:value-type="string" calcext:value-type="string">
            <text:p>Abigail, Sebastian, Jas, Vincent, Caroline, Pierre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Programming Basics</text:p>
          </table:table-cell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Sebastian, Abigail, Jas, Vincent, Robin, Maru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Botany</text:p>
          </table:table-cell>
          <table:table-cell table:style-name="ce2" office:value-type="string" calcext:value-type="string">
            <text:p>Demetrius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Mountain between 9:00am-6:00pm on a sunny or windy day</text:p>
          </table:table-cell>
          <table:table-cell table:style-name="ce2" office:value-type="string" calcext:value-type="string">
            <text:p>Demetrius, Maru, Robin, Lewis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Maru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Robin's house, any time. Must have seen Demetrius Botany, Harvey Anatomy and Sam Music first.</text:p>
          </table:table-cell>
          <table:table-cell table:style-name="ce2" office:value-type="string" calcext:value-type="string">
            <text:p>Maru, Demetrius, Robi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Emotional Health and Dance</text:p>
          </table:table-cell>
          <table:table-cell table:style-name="ce2" office:value-type="string" calcext:value-type="string">
            <text:p>Emil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Pierre's shop, any time</text:p>
          </table:table-cell>
          <table:table-cell table:style-name="ce2" office:value-type="string" calcext:value-type="string">
            <text:p>Emily, Harvey, Haley, Sand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Anatomy</text:p>
          </table:table-cell>
          <table:table-cell table:style-name="ce2" office:value-type="string" calcext:value-type="string">
            <text:p>Harve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Clinic, any time</text:p>
          </table:table-cell>
          <table:table-cell table:style-name="ce2" office:value-type="string" calcext:value-type="string">
            <text:p>Harvey, Emily, Maru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Video Game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Metalworking and Video Games</text:p>
          </table:table-cell>
          <table:table-cell table:style-name="ce2" office:value-type="string" calcext:value-type="string">
            <text:p>Town between 12:00pm-6:10pm</text:p>
          </table:table-cell>
          <table:table-cell table:style-name="ce2" office:value-type="string" calcext:value-type="string">
            <text:p>Abigail, Clint, Caroline, Pierre, Sebastian, Jas, Vincent, Jodi, Kent, Sam, <text:s/>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3" office:value-type="string" calcext:value-type="string">
            <text:p>Metalworking</text:p>
          </table:table-cell>
          <table:table-cell table:style-name="ce3" office:value-type="string" calcext:value-type="string">
            <text:p>Clint</text:p>
          </table:table-cell>
          <table:table-cell table:style-name="ce3" office:value-type="string" calcext:value-type="string">
            <text:p>Metalworking and Video Games</text:p>
          </table:table-cell>
          <table:table-cell table:style-name="ce3" office:value-type="string" calcext:value-type="string">
            <text:p>Blacksmith shop, any time</text:p>
          </table:table-cell>
          <table:table-cell table:style-name="ce3" office:value-type="string" calcext:value-type="string">
            <text:p>Clint, Abigail, Willy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2" office:value-type="string" calcext:value-type="string">
            <text:p>Animal Care</text:p>
          </table:table-cell>
          <table:table-cell table:style-name="ce2" office:value-type="string" calcext:value-type="string">
            <text:p>Shane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Marnie's shop between 9:00am-6:00pm on a sunny or windy day</text:p>
          </table:table-cell>
          <table:table-cell table:style-name="ce2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15" table:number-columns-repeated="16"/>
          <table:table-cell table:number-columns-repeated="1001"/>
        </table:table-row>
        <table:table-row table:style-name="ro3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Town between 9:00am-6:00pm on a sunny or windy day</text:p>
          </table:table-cell>
          <table:table-cell table:style-name="ce2" office:value-type="string" calcext:value-type="string">
            <text:p>Sam, Shane, Abigail, Sebastian, Lewis, Jas, Vincent, Jodi, Kent, Marni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PE &amp; Healthy Eating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Alex, Gus, George, Evely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Gus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Saloon between 12:00pm-6:10pm</text:p>
          </table:table-cell>
          <table:table-cell table:style-name="ce2" office:value-type="string" calcext:value-type="string">
            <text:p>Gus, Alex, Emil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3" office:value-type="string" calcext:value-type="string">
            <text:p>Self-Defense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Pierre's shop, any time</text:p>
          </table:table-cell>
          <table:table-cell table:style-name="ce3" office:value-type="string" calcext:value-type="string">
            <text:p>Abigail, Robin, Sam, Sebastian, Jas, Vincent, Jodi, Kent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Woodworking</text:p>
          </table:table-cell>
          <table:table-cell table:style-name="ce3" office:value-type="string" calcext:value-type="string">
            <text:p>Robin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Robin's house, any time</text:p>
          </table:table-cell>
          <table:table-cell table:style-name="ce3" office:value-type="string" calcext:value-type="string">
            <text:p>Robin, Abigail, Demetrius, Maru, Sebastian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Fishing</text:p>
          </table:table-cell>
          <table:table-cell table:style-name="ce3" office:value-type="string" calcext:value-type="string">
            <text:p>Willy and Linus</text:p>
          </table:table-cell>
          <table:table-cell table:style-name="ce3" office:value-type="string" calcext:value-type="string">
            <text:p>Fishing and Gardening</text:p>
          </table:table-cell>
          <table:table-cell table:style-name="ce3" office:value-type="string" calcext:value-type="string">
            <text:p>Beach between 9:00am-6:00pm on a sunny or windy day</text:p>
          </table:table-cell>
          <table:table-cell table:style-name="ce3" office:value-type="string" calcext:value-type="string">
            <text:p>Willy, Linus, Evelyn, Caroline, Clint, Elliott, Lewis, Gus, Pam, Wizard, Leo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Gardening</text:p>
          </table:table-cell>
          <table:table-cell table:style-name="ce3" office:value-type="string" calcext:value-type="string">
            <text:p>Caroline and Evelyn</text:p>
          </table:table-cell>
          <table:table-cell table:style-name="ce3" office:value-type="string" calcext:value-type="string">
            <text:p>Fishing and Gardening</text:p>
          </table:table-cell>
          <table:table-cell table:style-name="ce3" office:value-type="string" calcext:value-type="string">
            <text:p>After seeing Caroline's 2 heart event in the sun room, visit Pierre's shop any time</text:p>
          </table:table-cell>
          <table:table-cell table:style-name="ce3" office:value-type="string" calcext:value-type="string">
            <text:p>Caroline, Evelyn, Willy, Linus, Pierre, Abigail, George, Alex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1">
          <table:table-cell table:style-name="ce3" office:value-type="string" calcext:value-type="string">
            <text:p>Wrap up!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/A: Wrapping up the lessons</text:p>
          </table:table-cell>
          <table:table-cell table:style-name="ce3" office:value-type="string" calcext:value-type="string">
            <text:p>Saloon between 7:30pm-10:10pm</text:p>
          </table:table-cell>
          <table:table-cell table:style-name="ce3" office:value-type="string" calcext:value-type="string">
            <text:p>Jodi, Kent, Sam, Pam, Marnie, Shane,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980">
          <table:table-cell table:style-name="ce15" table:number-columns-repeated="23"/>
          <table:table-cell table:number-columns-repeated="1001"/>
        </table:table-row>
        <table:table-row table:style-name="ro4" table:number-rows-repeated="1047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12:04:28.6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02-02T12:07:16.395000000</dc:date>
    <meta:editing-duration>PT12M14S</meta:editing-duration>
    <meta:editing-cycles>13</meta:editing-cycles>
    <meta:print-date>2023-02-02T12:06:01.387000000</meta:print-date>
    <meta:document-statistic meta:table-count="1" meta:cell-count="105" meta:object-count="0"/>
  </office:meta>
</office:document-meta>
</file>